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Footnote">
      <style:text-properties officeooo:paragraph-rsid="0021defd"/>
    </style:style>
    <style:style style:name="P2" style:family="paragraph" style:parent-style-name="Footnote">
      <style:text-properties officeooo:paragraph-rsid="0068b6e4"/>
    </style:style>
    <style:style style:name="P3" style:family="paragraph" style:parent-style-name="Standard">
      <style:paragraph-properties fo:line-height="100%" fo:text-align="start" style:justify-single-word="false"/>
      <style:text-properties style:font-name="Times New Roman" fo:font-size="12pt" fo:language="en" fo:country="US" fo:font-weight="normal" officeooo:rsid="00848eae" officeooo:paragraph-rsid="00848eae" style:font-size-asian="10.5pt" style:language-asian="zxx" style:country-asian="none" style:font-weight-asian="normal" style:font-size-complex="12pt" style:language-complex="zxx" style:country-complex="none" style:font-weight-complex="normal"/>
    </style:style>
    <style:style style:name="P4" style:family="paragraph" style:parent-style-name="Standard">
      <style:paragraph-properties fo:line-height="100%" fo:text-align="center" style:justify-single-word="false"/>
      <style:text-properties style:font-name="Times New Roman" fo:font-size="15pt" fo:language="en" fo:country="US" fo:font-weight="bold" officeooo:rsid="006f70ea" officeooo:paragraph-rsid="006f70ea" style:font-size-asian="15pt" style:language-asian="zxx" style:country-asian="none" style:font-weight-asian="bold" style:font-size-complex="15pt" style:language-complex="zxx" style:country-complex="none" style:font-weight-complex="bold"/>
    </style:style>
    <style:style style:name="P5"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1e336" style:font-size-asian="15pt" style:language-asian="zxx" style:country-asian="none" style:font-weight-asian="bold" style:font-size-complex="15pt" style:language-complex="zxx" style:country-complex="none" style:font-weight-complex="bold"/>
    </style:style>
    <style:style style:name="P6"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8453e" style:font-size-asian="15pt" style:language-asian="zxx" style:country-asian="none" style:font-weight-asian="bold" style:font-size-complex="15pt" style:language-complex="zxx" style:country-complex="none" style:font-weight-complex="bold"/>
    </style:style>
    <style:style style:name="P7" style:family="paragraph" style:parent-style-name="Standard">
      <style:paragraph-properties fo:line-height="100%" fo:text-align="start" style:justify-single-word="false"/>
      <style:text-properties style:font-name="Times New Roman" fo:font-size="15pt" fo:language="en" fo:country="US" fo:font-weight="bold" officeooo:rsid="006f70ea" officeooo:paragraph-rsid="007aef0d" style:font-size-asian="15pt" style:language-asian="zxx" style:country-asian="none" style:font-weight-asian="bold" style:font-size-complex="15pt" style:language-complex="zxx" style:country-complex="none" style:font-weight-complex="bold"/>
    </style:style>
    <style:style style:name="P8"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737e3" style:font-size-asian="15pt" style:language-asian="zxx" style:country-asian="none" style:font-weight-asian="bold" style:font-size-complex="15pt" style:language-complex="zxx" style:country-complex="none" style:font-weight-complex="bold"/>
    </style:style>
    <style:style style:name="P9"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827f7" style:font-size-asian="15pt" style:language-asian="zxx" style:country-asian="none" style:font-weight-asian="bold" style:font-size-complex="15pt" style:language-complex="zxx" style:country-complex="none" style:font-weight-complex="bold"/>
    </style:style>
    <style:style style:name="P10"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5c766" style:font-size-asian="15pt" style:language-asian="zxx" style:country-asian="none" style:font-weight-asian="bold" style:font-size-complex="15pt" style:language-complex="zxx" style:country-complex="none" style:font-weight-complex="bold"/>
    </style:style>
    <style:style style:name="P11" style:family="paragraph" style:parent-style-name="Standard">
      <style:paragraph-properties fo:line-height="100%" fo:text-align="start" style:justify-single-word="false"/>
      <style:text-properties style:font-name="Times New Roman" fo:font-size="15pt" fo:language="en" fo:country="US" fo:font-weight="bold" officeooo:rsid="00848eae" officeooo:paragraph-rsid="008f7075" style:font-size-asian="15pt" style:language-asian="zxx" style:country-asian="none" style:font-weight-asian="bold" style:font-size-complex="15pt" style:language-complex="zxx" style:country-complex="none" style:font-weight-complex="bold"/>
    </style:style>
    <style:style style:name="P12" style:family="paragraph" style:parent-style-name="Standard">
      <style:paragraph-properties fo:line-height="100%" fo:text-align="start" style:justify-single-word="false"/>
      <style:text-properties style:font-name="Times New Roman" fo:font-size="15pt" fo:language="en" fo:country="US" fo:font-weight="normal" officeooo:rsid="006f70ea" officeooo:paragraph-rsid="006f70ea" style:font-size-asian="15pt" style:language-asian="zxx" style:country-asian="none" style:font-weight-asian="normal" style:font-size-complex="15pt" style:language-complex="zxx" style:country-complex="none" style:font-weight-complex="normal"/>
    </style:style>
    <style:style style:name="P13" style:family="paragraph" style:parent-style-name="Standard">
      <style:paragraph-properties fo:line-height="100%" fo:text-align="justify" style:justify-single-word="false"/>
      <style:text-properties style:font-name="Times New Roman" fo:language="en" fo:country="US" officeooo:rsid="000f685b" officeooo:paragraph-rsid="000f685b" style:language-asian="zxx" style:country-asian="none" style:language-complex="zxx" style:country-complex="none"/>
    </style:style>
    <style:style style:name="P14" style:family="paragraph" style:parent-style-name="Standard">
      <style:paragraph-properties fo:line-height="100%" fo:text-align="justify" style:justify-single-word="false"/>
      <style:text-properties style:font-name="Times New Roman" fo:language="en" fo:country="US" officeooo:rsid="000f685b" officeooo:paragraph-rsid="00126301" style:language-asian="zxx" style:country-asian="none" style:language-complex="zxx" style:country-complex="none"/>
    </style:style>
    <style:style style:name="P15" style:family="paragraph" style:parent-style-name="Standard">
      <style:paragraph-properties fo:line-height="100%" fo:text-align="justify" style:justify-single-word="false"/>
      <style:text-properties style:font-name="Times New Roman" fo:language="en" fo:country="US" style:language-asian="zxx" style:country-asian="none" style:language-complex="zxx" style:country-complex="none"/>
    </style:style>
    <style:style style:name="P16" style:family="paragraph" style:parent-style-name="Standard">
      <style:paragraph-properties fo:line-height="100%" fo:text-align="justify" style:justify-single-word="false"/>
      <style:text-properties style:font-name="Times New Roman" fo:language="en" fo:country="US" officeooo:paragraph-rsid="0019bea0" style:language-asian="zxx" style:country-asian="none" style:language-complex="zxx" style:country-complex="none"/>
    </style:style>
    <style:style style:name="P17" style:family="paragraph" style:parent-style-name="Standard">
      <style:paragraph-properties fo:line-height="100%" fo:text-align="justify" style:justify-single-word="false"/>
      <style:text-properties style:font-name="Times New Roman" fo:language="en" fo:country="US" officeooo:paragraph-rsid="003549e1" style:language-asian="zxx" style:country-asian="none" style:language-complex="zxx" style:country-complex="none"/>
    </style:style>
    <style:style style:name="P18" style:family="paragraph" style:parent-style-name="Standard">
      <style:paragraph-properties fo:line-height="100%" fo:text-align="justify" style:justify-single-word="false"/>
      <style:text-properties style:font-name="Times New Roman" fo:language="en" fo:country="US" officeooo:paragraph-rsid="003f95d3" style:language-asian="zxx" style:country-asian="none" style:language-complex="zxx" style:country-complex="none"/>
    </style:style>
    <style:style style:name="P19" style:family="paragraph" style:parent-style-name="Standard">
      <style:paragraph-properties fo:line-height="100%" fo:text-align="justify" style:justify-single-word="false"/>
      <style:text-properties style:font-name="Times New Roman" fo:language="en" fo:country="US" officeooo:rsid="003e99be" officeooo:paragraph-rsid="003e99be" style:language-asian="zxx" style:country-asian="none" style:language-complex="zxx" style:country-complex="none"/>
    </style:style>
    <style:style style:name="P20" style:family="paragraph" style:parent-style-name="Standard">
      <style:paragraph-properties fo:line-height="100%" fo:text-align="justify" style:justify-single-word="false"/>
      <style:text-properties style:font-name="Times New Roman" fo:language="en" fo:country="US" officeooo:rsid="003e99be" officeooo:paragraph-rsid="005e7870" style:language-asian="zxx" style:country-asian="none" style:language-complex="zxx" style:country-complex="none"/>
    </style:style>
    <style:style style:name="P21" style:family="paragraph" style:parent-style-name="Standard">
      <style:paragraph-properties fo:line-height="100%" fo:text-align="justify" style:justify-single-word="false"/>
      <style:text-properties style:font-name="Times New Roman" fo:language="en" fo:country="US" officeooo:rsid="003e99be" officeooo:paragraph-rsid="0057197e" style:language-asian="zxx" style:country-asian="none" style:language-complex="zxx" style:country-complex="none"/>
    </style:style>
    <style:style style:name="P22" style:family="paragraph" style:parent-style-name="Standard">
      <style:paragraph-properties fo:line-height="100%" fo:text-align="justify" style:justify-single-word="false"/>
      <style:text-properties style:font-name="Times New Roman" fo:language="en" fo:country="US" officeooo:rsid="003e99be" officeooo:paragraph-rsid="0052bed8" style:language-asian="zxx" style:country-asian="none" style:language-complex="zxx" style:country-complex="none"/>
    </style:style>
    <style:style style:name="P23" style:family="paragraph" style:parent-style-name="Standard">
      <style:paragraph-properties fo:line-height="100%" fo:text-align="justify" style:justify-single-word="false"/>
      <style:text-properties style:font-name="Times New Roman" fo:language="en" fo:country="US" officeooo:rsid="003e99be" officeooo:paragraph-rsid="0064ae05" style:language-asian="zxx" style:country-asian="none" style:language-complex="zxx" style:country-complex="none"/>
    </style:style>
    <style:style style:name="P24" style:family="paragraph" style:parent-style-name="Standard">
      <style:paragraph-properties fo:line-height="100%" fo:text-align="justify" style:justify-single-word="false"/>
      <style:text-properties style:font-name="Times New Roman" fo:language="en" fo:country="US" officeooo:rsid="003e99be" officeooo:paragraph-rsid="006da6b1" style:language-asian="zxx" style:country-asian="none" style:language-complex="zxx" style:country-complex="none"/>
    </style:style>
    <style:style style:name="P25" style:family="paragraph" style:parent-style-name="Standard">
      <style:paragraph-properties fo:line-height="100%" fo:text-align="justify" style:justify-single-word="false"/>
      <style:text-properties style:font-name="Times New Roman" fo:language="en" fo:country="US" officeooo:rsid="003e99be" officeooo:paragraph-rsid="0066c4f7" style:language-asian="zxx" style:country-asian="none" style:language-complex="zxx" style:country-complex="none"/>
    </style:style>
    <style:style style:name="P26" style:family="paragraph" style:parent-style-name="Standard">
      <style:paragraph-properties fo:line-height="100%" fo:text-align="justify" style:justify-single-word="false"/>
      <style:text-properties style:font-name="Times New Roman" fo:language="en" fo:country="US" officeooo:rsid="0010300d" officeooo:paragraph-rsid="0010300d" style:language-asian="zxx" style:country-asian="none" style:language-complex="zxx" style:country-complex="none"/>
    </style:style>
    <style:style style:name="P27" style:family="paragraph" style:parent-style-name="Standard">
      <style:paragraph-properties fo:line-height="100%" fo:text-align="justify" style:justify-single-word="false"/>
      <style:text-properties style:font-name="Times New Roman" fo:language="en" fo:country="US" officeooo:rsid="00490be7" officeooo:paragraph-rsid="00490be7" style:language-asian="zxx" style:country-asian="none" style:language-complex="zxx" style:country-complex="none"/>
    </style:style>
    <style:style style:name="P28" style:family="paragraph" style:parent-style-name="Standard">
      <style:paragraph-properties fo:line-height="100%" fo:text-align="center" style:justify-single-word="false"/>
      <style:text-properties style:font-name="Times New Roman" fo:language="en" fo:country="US" fo:font-weight="bold" officeooo:rsid="00633d29" officeooo:paragraph-rsid="00633d29" style:language-asian="zxx" style:country-asian="none" style:font-weight-asian="bold" style:language-complex="zxx" style:country-complex="none" style:font-weight-complex="bold"/>
    </style:style>
    <style:style style:name="P29" style:family="paragraph" style:parent-style-name="Standard">
      <style:paragraph-properties fo:line-height="100%" fo:text-align="justify" style:justify-single-word="false"/>
      <style:text-properties style:font-name="Times New Roman" fo:language="en" fo:country="US" fo:font-weight="bold" officeooo:rsid="004db544" officeooo:paragraph-rsid="004db544" style:language-asian="zxx" style:country-asian="none" style:font-weight-asian="bold" style:language-complex="zxx" style:country-complex="none" style:font-weight-complex="bold"/>
    </style:style>
    <style:style style:name="P30" style:family="paragraph" style:parent-style-name="Standard">
      <style:paragraph-properties fo:line-height="100%" fo:text-align="justify" style:justify-single-word="false" fo:break-before="page"/>
      <style:text-properties style:font-name="Times New Roman" fo:language="en" fo:country="US" officeooo:rsid="0010300d" officeooo:paragraph-rsid="0010300d" style:language-asian="zxx" style:country-asian="none" style:language-complex="zxx" style:country-complex="none"/>
    </style:style>
    <style:style style:name="T1" style:family="text">
      <style:text-properties officeooo:rsid="0010f198"/>
    </style:style>
    <style:style style:name="T2" style:family="text">
      <style:text-properties officeooo:rsid="001baff3"/>
    </style:style>
    <style:style style:name="T3" style:family="text">
      <style:text-properties fo:font-weight="bold" style:font-weight-asian="bold" style:font-weight-complex="bold"/>
    </style:style>
    <style:style style:name="T4" style:family="text">
      <style:text-properties fo:font-weight="bold" officeooo:rsid="0050894e" style:font-weight-asian="bold" style:font-weight-complex="bold"/>
    </style:style>
    <style:style style:name="T5" style:family="text">
      <style:text-properties officeooo:rsid="0055ca67"/>
    </style:style>
    <style:style style:name="T6" style:family="text">
      <style:text-properties officeooo:rsid="0057197e"/>
    </style:style>
    <style:style style:name="T7" style:family="text">
      <style:text-properties fo:font-size="15pt" fo:font-weight="bold" officeooo:rsid="005f79a6" style:font-size-asian="15pt" style:font-weight-asian="bold" style:font-size-complex="15pt" style:font-weight-complex="bold"/>
    </style:style>
    <style:style style:name="T8" style:family="text">
      <style:text-properties officeooo:rsid="00633d29"/>
    </style:style>
    <style:style style:name="T9" style:family="text">
      <style:text-properties officeooo:rsid="0067e04d"/>
    </style:style>
    <style:style style:name="T10" style:family="text">
      <style:text-properties fo:font-variant="normal" fo:text-transform="none" fo:color="#222222" fo:font-size="12pt" fo:letter-spacing="normal" fo:font-style="normal"/>
    </style:style>
    <style:style style:name="T11" style:family="text">
      <style:text-properties fo:font-size="12pt" fo:font-weight="normal" style:font-size-asian="10.5pt" style:font-weight-asian="normal" style:font-size-complex="12pt" style:font-weight-complex="normal"/>
    </style:style>
    <style:style style:name="T12" style:family="text">
      <style:text-properties fo:font-size="12pt" fo:font-weight="normal" officeooo:rsid="00707693" style:font-size-asian="10.5pt" style:font-weight-asian="normal" style:font-size-complex="12pt" style:font-weight-complex="normal"/>
    </style:style>
    <style:style style:name="T13" style:family="text">
      <style:text-properties fo:font-size="12pt" fo:font-weight="normal" officeooo:rsid="0071e336" style:font-size-asian="10.5pt" style:font-weight-asian="normal" style:font-size-complex="12pt" style:font-weight-complex="normal"/>
    </style:style>
    <style:style style:name="T14" style:family="text">
      <style:text-properties fo:font-size="12pt" fo:font-weight="normal" officeooo:rsid="00726a80" style:font-size-asian="10.5pt" style:font-weight-asian="normal" style:font-size-complex="12pt" style:font-weight-complex="normal"/>
    </style:style>
    <style:style style:name="T15" style:family="text">
      <style:text-properties fo:font-size="12pt" fo:font-weight="normal" officeooo:rsid="00733740" style:font-size-asian="10.5pt" style:font-weight-asian="normal" style:font-size-complex="12pt" style:font-weight-complex="normal"/>
    </style:style>
    <style:style style:name="T16" style:family="text">
      <style:text-properties fo:font-size="12pt" fo:font-weight="normal" officeooo:rsid="0074453d" style:font-size-asian="10.5pt" style:font-weight-asian="normal" style:font-size-complex="12pt" style:font-weight-complex="normal"/>
    </style:style>
    <style:style style:name="T17" style:family="text">
      <style:text-properties fo:font-size="12pt" fo:font-weight="normal" officeooo:rsid="00749224" style:font-size-asian="10.5pt" style:font-weight-asian="normal" style:font-size-complex="12pt" style:font-weight-complex="normal"/>
    </style:style>
    <style:style style:name="T18" style:family="text">
      <style:text-properties fo:font-size="12pt" fo:font-weight="normal" officeooo:rsid="0075ff82" style:font-size-asian="10.5pt" style:font-weight-asian="normal" style:font-size-complex="12pt" style:font-weight-complex="normal"/>
    </style:style>
    <style:style style:name="T19" style:family="text">
      <style:text-properties fo:font-size="12pt" fo:font-weight="normal" officeooo:rsid="00779294" style:font-size-asian="10.5pt" style:font-weight-asian="normal" style:font-size-complex="12pt" style:font-weight-complex="normal"/>
    </style:style>
    <style:style style:name="T20" style:family="text">
      <style:text-properties fo:font-size="12pt" fo:font-weight="normal" officeooo:rsid="0078453e" style:font-size-asian="10.5pt" style:font-weight-asian="normal" style:font-size-complex="12pt" style:font-weight-complex="normal"/>
    </style:style>
    <style:style style:name="T21" style:family="text">
      <style:text-properties fo:font-size="12pt" fo:font-weight="normal" officeooo:rsid="0078e82d" style:font-size-asian="10.5pt" style:font-weight-asian="normal" style:font-size-complex="12pt" style:font-weight-complex="normal"/>
    </style:style>
    <style:style style:name="T22" style:family="text">
      <style:text-properties fo:font-size="12pt" fo:font-weight="normal" officeooo:rsid="0079645a" style:font-size-asian="10.5pt" style:font-weight-asian="normal" style:font-size-complex="12pt" style:font-weight-complex="normal"/>
    </style:style>
    <style:style style:name="T23" style:family="text">
      <style:text-properties fo:font-size="12pt" fo:font-weight="normal" officeooo:rsid="007aef0d" style:font-size-asian="10.5pt" style:font-weight-asian="normal" style:font-size-complex="12pt" style:font-weight-complex="normal"/>
    </style:style>
    <style:style style:name="T24" style:family="text">
      <style:text-properties fo:font-size="12pt" fo:font-weight="normal" officeooo:rsid="007ce0d0" style:font-size-asian="10.5pt" style:font-weight-asian="normal" style:font-size-complex="12pt" style:font-weight-complex="normal"/>
    </style:style>
    <style:style style:name="T25" style:family="text">
      <style:text-properties fo:font-size="12pt" fo:font-weight="normal" officeooo:rsid="007e3fba" style:font-size-asian="10.5pt" style:font-weight-asian="normal" style:font-size-complex="12pt" style:font-weight-complex="normal"/>
    </style:style>
    <style:style style:name="T26" style:family="text">
      <style:text-properties fo:font-size="12pt" fo:font-weight="normal" officeooo:rsid="007ff8e2" style:font-size-asian="10.5pt" style:font-weight-asian="normal" style:font-size-complex="12pt" style:font-weight-complex="normal"/>
    </style:style>
    <style:style style:name="T27" style:family="text">
      <style:text-properties fo:font-size="12pt" fo:font-weight="normal" officeooo:rsid="008169e8" style:font-size-asian="10.5pt" style:font-weight-asian="normal" style:font-size-complex="12pt" style:font-weight-complex="normal"/>
    </style:style>
    <style:style style:name="T28" style:family="text">
      <style:text-properties fo:font-size="12pt" fo:font-weight="normal" officeooo:rsid="00830a4f" style:font-size-asian="10.5pt" style:font-weight-asian="normal" style:font-size-complex="12pt" style:font-weight-complex="normal"/>
    </style:style>
    <style:style style:name="T29" style:family="text">
      <style:text-properties fo:font-size="12pt" fo:font-weight="normal" officeooo:rsid="00847626" style:font-size-asian="10.5pt" style:font-weight-asian="normal" style:font-size-complex="12pt" style:font-weight-complex="normal"/>
    </style:style>
    <style:style style:name="T30" style:family="text">
      <style:text-properties fo:font-size="12pt" fo:font-weight="normal" officeooo:rsid="00848eae" style:font-size-asian="10.5pt" style:font-weight-asian="normal" style:font-size-complex="12pt" style:font-weight-complex="normal"/>
    </style:style>
    <style:style style:name="T31" style:family="text">
      <style:text-properties fo:font-size="12pt" fo:font-weight="normal" officeooo:rsid="008737e3" style:font-size-asian="10.5pt" style:font-weight-asian="normal" style:font-size-complex="12pt" style:font-weight-complex="normal"/>
    </style:style>
    <style:style style:name="T32" style:family="text">
      <style:text-properties fo:font-size="12pt" fo:font-weight="normal" officeooo:rsid="008827f7" style:font-size-asian="10.5pt" style:font-weight-asian="normal" style:font-size-complex="12pt" style:font-weight-complex="normal"/>
    </style:style>
    <style:style style:name="T33" style:family="text">
      <style:text-properties fo:font-size="12pt" fo:font-weight="normal" officeooo:rsid="0089068d" style:font-size-asian="10.5pt" style:font-weight-asian="normal" style:font-size-complex="12pt" style:font-weight-complex="normal"/>
    </style:style>
    <style:style style:name="T34" style:family="text">
      <style:text-properties fo:font-size="12pt" fo:font-weight="normal" officeooo:rsid="008a4635" style:font-size-asian="10.5pt" style:font-weight-asian="normal" style:font-size-complex="12pt" style:font-weight-complex="normal"/>
    </style:style>
    <style:style style:name="T35" style:family="text">
      <style:text-properties fo:font-size="12pt" fo:font-weight="normal" officeooo:rsid="008a981e" style:font-size-asian="10.5pt" style:font-weight-asian="normal" style:font-size-complex="12pt" style:font-weight-complex="normal"/>
    </style:style>
    <style:style style:name="T36" style:family="text">
      <style:text-properties fo:font-size="12pt" fo:font-weight="normal" officeooo:rsid="008c3c9c" style:font-size-asian="10.5pt" style:font-weight-asian="normal" style:font-size-complex="12pt" style:font-weight-complex="normal"/>
    </style:style>
    <style:style style:name="T37" style:family="text">
      <style:text-properties fo:font-size="12pt" fo:font-weight="normal" officeooo:rsid="008df3bd" style:font-size-asian="10.5pt" style:font-weight-asian="normal" style:font-size-complex="12pt" style:font-weight-complex="normal"/>
    </style:style>
    <style:style style:name="T38" style:family="text">
      <style:text-properties fo:font-size="12pt" fo:font-weight="normal" officeooo:rsid="008f7075" style:font-size-asian="10.5pt" style:font-weight-asian="normal" style:font-size-complex="12pt" style:font-weight-complex="normal"/>
    </style:style>
    <style:style style:name="T39" style:family="text">
      <style:text-properties officeooo:rsid="002c95d6"/>
    </style:style>
    <style:style style:name="T40" style:family="text">
      <style:text-properties officeooo:rsid="002b8352"/>
    </style:style>
    <style:style style:name="T41" style:family="text">
      <style:text-properties officeooo:rsid="0029e570"/>
    </style:style>
    <style:style style:name="T42" style:family="text">
      <style:text-properties officeooo:rsid="000f685b"/>
    </style:style>
    <style:style style:name="T43" style:family="text">
      <style:text-properties officeooo:rsid="002e06ef"/>
    </style:style>
    <style:style style:name="T44" style:family="text">
      <style:text-properties fo:font-weight="normal" officeooo:rsid="0010300d" style:font-weight-asian="normal" style:font-weight-complex="normal"/>
    </style:style>
    <style:style style:name="T45" style:family="text">
      <style:text-properties fo:font-weight="normal" officeooo:rsid="00319579" style:font-weight-asian="normal" style:font-weight-complex="normal"/>
    </style:style>
    <style:style style:name="T46" style:family="text">
      <style:text-properties fo:font-weight="normal" officeooo:rsid="0017536a" style:font-weight-asian="normal" style:font-weight-complex="normal"/>
    </style:style>
    <style:style style:name="T47" style:family="text">
      <style:text-properties fo:font-weight="normal" officeooo:rsid="002ff1b3" style:font-weight-asian="normal" style:font-weight-complex="normal"/>
    </style:style>
    <style:style style:name="T48" style:family="text">
      <style:text-properties fo:font-weight="normal" officeooo:rsid="002e06ef" style:font-weight-asian="normal" style:font-weight-complex="normal"/>
    </style:style>
    <style:style style:name="T49" style:family="text">
      <style:text-properties fo:font-weight="normal" officeooo:rsid="00322980" style:font-weight-asian="normal" style:font-weight-complex="normal"/>
    </style:style>
    <style:style style:name="T50" style:family="text">
      <style:text-properties fo:font-weight="normal" officeooo:rsid="00328d11" style:font-weight-asian="normal" style:font-weight-complex="normal"/>
    </style:style>
    <style:style style:name="T51" style:family="text">
      <style:text-properties fo:font-weight="normal" officeooo:rsid="0032e5f0" style:font-weight-asian="normal" style:font-weight-complex="normal"/>
    </style:style>
    <style:style style:name="T52" style:family="text">
      <style:text-properties fo:font-weight="normal" officeooo:rsid="0033591a" style:font-weight-asian="normal" style:font-weight-complex="normal"/>
    </style:style>
    <style:style style:name="T53" style:family="text">
      <style:text-properties fo:font-weight="normal" officeooo:rsid="0033c40a" style:font-weight-asian="normal" style:font-weight-complex="normal"/>
    </style:style>
    <style:style style:name="T54" style:family="text">
      <style:text-properties fo:font-weight="normal" officeooo:rsid="0034d0e6" style:font-weight-asian="normal" style:font-weight-complex="normal"/>
    </style:style>
    <style:style style:name="T55" style:family="text">
      <style:text-properties fo:font-weight="normal" officeooo:rsid="003e99be" style:font-weight-asian="normal" style:font-weight-complex="normal"/>
    </style:style>
    <style:style style:name="T56" style:family="text">
      <style:text-properties fo:font-weight="normal" officeooo:rsid="003f95d3" style:font-weight-asian="normal" style:font-weight-complex="normal"/>
    </style:style>
    <style:style style:name="T57" style:family="text">
      <style:text-properties fo:font-weight="normal" officeooo:rsid="004175fe" style:font-weight-asian="normal" style:font-weight-complex="normal"/>
    </style:style>
    <style:style style:name="T58" style:family="text">
      <style:text-properties fo:font-weight="normal" officeooo:rsid="00428166" style:font-weight-asian="normal" style:font-weight-complex="normal"/>
    </style:style>
    <style:style style:name="T59" style:family="text">
      <style:text-properties fo:font-weight="normal" officeooo:rsid="00444b86" style:font-weight-asian="normal" style:font-weight-complex="normal"/>
    </style:style>
    <style:style style:name="T60" style:family="text">
      <style:text-properties fo:font-weight="normal" officeooo:rsid="00463847" style:font-weight-asian="normal" style:font-weight-complex="normal"/>
    </style:style>
    <style:style style:name="T61" style:family="text">
      <style:text-properties fo:font-weight="normal" officeooo:rsid="0048db75" style:font-weight-asian="normal" style:font-weight-complex="normal"/>
    </style:style>
    <style:style style:name="T62" style:family="text">
      <style:text-properties fo:font-weight="normal" officeooo:rsid="0049d5af" style:font-weight-asian="normal" style:font-weight-complex="normal"/>
    </style:style>
    <style:style style:name="T63" style:family="text">
      <style:text-properties fo:font-weight="normal" officeooo:rsid="00490c19" style:font-weight-asian="normal" style:font-weight-complex="normal"/>
    </style:style>
    <style:style style:name="T64" style:family="text">
      <style:text-properties fo:font-weight="normal" officeooo:rsid="0049baae" style:font-weight-asian="normal" style:font-weight-complex="normal"/>
    </style:style>
    <style:style style:name="T65" style:family="text">
      <style:text-properties fo:font-weight="normal" officeooo:rsid="004a7929" style:font-weight-asian="normal" style:font-weight-complex="normal"/>
    </style:style>
    <style:style style:name="T66" style:family="text">
      <style:text-properties fo:font-weight="normal" officeooo:rsid="004a889a" style:font-weight-asian="normal" style:font-weight-complex="normal"/>
    </style:style>
    <style:style style:name="T67" style:family="text">
      <style:text-properties fo:font-weight="normal" officeooo:rsid="003549e1" style:font-weight-asian="normal" style:font-weight-complex="normal"/>
    </style:style>
    <style:style style:name="T68" style:family="text">
      <style:text-properties fo:font-weight="normal" officeooo:rsid="001f5331" style:font-weight-asian="normal" style:font-weight-complex="normal"/>
    </style:style>
    <style:style style:name="T69" style:family="text">
      <style:text-properties fo:font-weight="normal" officeooo:rsid="003878d7" style:font-weight-asian="normal" style:font-weight-complex="normal"/>
    </style:style>
    <style:style style:name="T70" style:family="text">
      <style:text-properties fo:font-weight="normal" officeooo:rsid="003b7ea4" style:font-weight-asian="normal" style:font-weight-complex="normal"/>
    </style:style>
    <style:style style:name="T71" style:family="text">
      <style:text-properties officeooo:rsid="003b7ea4"/>
    </style:style>
    <style:style style:name="T72" style:family="text">
      <style:text-properties officeooo:rsid="003c9a5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1. Introduction</text:p>
      <text:p text:style-name="P13"/>
      <text:p text:style-name="P14"><text:span text:style-name="T1">The primary development of the recent past has been a rapid decline in the both absolute as well as relative to population size number of war deaths in the world, especially since the end of World War 2.</text:span><text:span text:style-name="T1"><text:note text:id="ftn1" text:note-class="footnote"><text:note-citation>1</text:note-citation><text:note-body><text:p text:style-name="Footnote">Max Roser (2018) - "War and Peace". Published online at OurWorldInData.org. Retrieved from: 'https://ourworldindata.org/war-and-peace' [Online Resource]</text:p></text:note-body></text:note></text:span><text:span text:style-name="T1"> However, this dynamic has not been uniformly distributed, with some continents demonstrating much quicker rates of decline than the others (e.g. number of annual war battle deaths in Europe and South East Asia decline much more rapidly than those in Sub-Saharan Africa). Another very important development is the fact that over the past few decades, the world has experienced a steep reduction of extreme poverty at an enormous scale. According to the World Bank, there has been a reduction of poverty rates of almost 1.1 billion people in the last two decades – from 1.85 billion in 1990 to 767 million in 2013. However, in this respect the dynamic has also been quite uneven: reduction in extreme poverty has mostly been driven by Asian countries, whereas today half of the extreme poor live in Sub-Saharan Africa. In addition to that, between 1946 and 2002 there have been at least 1.37 million battle-related </text:span>deaths <text:span text:style-name="T2">which </text:span>occurred in 47 civil wars in sub-Saharan Africa <text:note text:id="ftn2" text:note-class="footnote"><text:note-citation>2</text:note-citation><text:note-body><text:p text:style-name="Footnote">Lacina, B., Gleditsch, N.P., 2005. Monitoring trends in global combat: a new dataset of battle deaths. European Journal of Population 21 (2-3), 145–166. </text:p></text:note-body></text:note>. <text:span text:style-name="T2">Thus, it seems that Sub-Saharan Africa remains the most conflict-ridden region of the modern world as well as the one that demonstrates the highest rates of poverty.</text:span></text:p>
      <text:p text:style-name="P15"><text:tab/>There is little doubt that civil conflict and economic development are mutually related if not interdependent concepts. In their seminal research paper, Collier and Hoeffler research the interrelationship between civil conflict and several economic factors. <text:note text:id="ftn3" text:note-class="footnote"><text:note-citation>3</text:note-citation><text:note-body><text:p text:style-name="P1">Collier, P., Hoeffler, A., 1998. On economic causes of civil war. Oxford Economic Papers 50 (1998), 563–573. </text:p></text:note-body></text:note><text:s/>The authors found that, among others, initial income as well as the amount of natural resources are significant and strong determinants of the duration and probability of civil wars, based on a data set on civil wars from 1816-1992 by Singer and Small (1982, 1994). <text:span text:style-name="T39">In a</text:span>nother <text:span text:style-name="T40">known </text:span>study by Miguel et. Al, <text:span text:style-name="T39">the authors employed </text:span>an instrumental variable approach <text:span text:style-name="T39">and </text:span>have <text:span text:style-name="T39">discovered </text:span><text:s/>a significant relationship between economic growth and civil conflict, namely <text:span text:style-name="T41">that a negative growth shock of five percentage points increases the likelihood of conflict by one-half the following year.</text:span><text:span text:style-name="T41"><text:note text:id="ftn4" text:note-class="footnote"><text:note-citation>4</text:note-citation><text:note-body><text:p text:style-name="Footnote">Miguel, E., Satyanath, S., &amp; Sergenti, E. (2004). Economic shocks and civil conflict: An instrumental variables approach. Journal of political Economy, 112(4), 725-753.</text:p></text:note-body></text:note></text:span><text:span text:style-name="T41"> </text:span></text:p>
      <text:p text:style-name="P16"><text:span text:style-name="T42"><text:tab/>Foreign aid, defined as a voluntary transfer of resources from one country to another, is an established tool of international relations. The stated goals of such monetary transfers have a clear benevolent direction of reducing poverty, extending infrastructure or other humanitarian considerations. In general, the primary arguments in favor of distributing international aid pertain to the attempt at improving the economic conditions of a country and foster its growth. Since foreign financial aid directly influences the level of economic developments of a country as well as its immediate economic situation, it is quite expected that such financial transfers must have some effect on the level of conflict. However, measuring the actual effects and of such</text:span> foreign aid flows <text:span text:style-name="T43">has proven to be quite difficult and controversial. Over the recent years there has been quite a lot of published research focusing on the relationship between foreign aid, economic growth and level of conflict. The numerous </text:span><text:span text:style-name="T44">studies came to very </text:span><text:span text:style-name="T45">contrasting</text:span><text:span text:style-name="T44"> conclusions. Existing research on the relationship between aid and conflict, yields </text:span><text:span text:style-name="T46">rather </text:span><text:span text:style-name="T44">contradictory findings: some studies show that aid mitigates violence by strengthening conflict-mitigating institutions, while other studies indicate that aid exacerbates violence by indirectly financing warring parties. </text:span><text:span text:style-name="T45">Thus, the question whether foreign aid works, i.e. whether it attains the intended effect is far from settled.</text:span></text:p>
      <text:p text:style-name="P17"><text:span text:style-name="T44"><text:tab/></text:span><text:span text:style-name="T47">There are a couple of established points of view on the </text:span><text:span text:style-name="T44">causal mechanisms </text:span><text:span text:style-name="T47">that regulate the relationship between </text:span><text:span text:style-name="T45">foreign aid and civil conflict</text:span><text:span text:style-name="T47">. </text:span><text:span text:style-name="T48">One common theoretical line of reasoning </text:span><text:span text:style-name="T49">postulates </text:span><text:soft-page-break/><text:span text:style-name="T49">that does indeed help to lower the likelihood of conflict. </text:span><text:span text:style-name="T50">According to this point of view, the primary mechanisms with which foreign aid can have a significant impact on the level of conflict are indirect economic influences. </text:span><text:span text:style-name="T51">Various studies have linked</text:span><text:span text:style-name="T50"> </text:span><text:span text:style-name="T51">improvement in the primary economic indicators of wellbeing in a country with a positive (in the sense of reducing the scale of violence) effect on the civil wars.</text:span><text:span text:style-name="T49"> </text:span><text:span text:style-name="T52">For example, increasing income per capita, economic growth as well as decreasing dependence on primary commodity exports have been shown to be correlated with the probability of civil conflict onset in the future. <text:s/></text:span><text:span text:style-name="T53">Articles by Fearon &amp; Laitin 2003; Collier &amp; Dollar 2002 corroborate this perspective by establishing </text:span><text:span text:style-name="T54">that a country’s socio-demographic factors (poverty, political instability, population size) have a measurable effect on the probability of a civil war.</text:span></text:p>
      <text:p text:style-name="P18"><text:span text:style-name="T54"><text:tab/></text:span><text:span text:style-name="T55">The alternative point of view on the causal mechanism of the </text:span><text:span text:style-name="T47">relationship between </text:span><text:span text:style-name="T45">foreign aid and civil conflict </text:span><text:span text:style-name="T55">is quite opposite to the one that was discussed above. Here, </text:span><text:span text:style-name="T56">the findings have demonstrated that development aid actually has a harmful association with conflict. </text:span><text:span text:style-name="T57">The established line of reasoning for this causal </text:span><text:span text:style-name="T58">mechanism </text:span><text:span text:style-name="T57">is that international aid presents an influx of resources into a country or territory and that this fact may incentivize more conflict related to redistribution of these new resources.</text:span><text:span text:style-name="T57"><text:note text:id="ftn5" text:note-class="footnote"><text:note-citation>5</text:note-citation><text:note-body><text:p text:style-name="Footnote">Terry, Fiona. 2002. Condemned to Repeat? The Paradox of Humanitarian Action. Ithaca, NY: Cornell<text:line-break/>University Press. </text:p></text:note-body></text:note></text:span><text:span text:style-name="T57"> </text:span><text:span text:style-name="T59">Fiona Terry </text:span><text:span text:style-name="T60">examines several cases of civil wars in order to </text:span><text:span text:style-name="T59">addresses the question of </text:span><text:span text:style-name="T60">whether there are condition under which aid organizations should consider withdrawing ceasing their operations and withdrawing their presence from a conflict site. She demonstrated that in some cases humanitarian aid did in fact provide advantages to certain warring parties in a conflict. </text:span><text:span text:style-name="T61">The common assumption is that aid flows constitute a transfer of a valuable and attractive lootable resource to the </text:span><text:span text:style-name="T62">government</text:span><text:span text:style-name="T61">, which gives the rebelling factions incentives to capture it for their needs. In this way, international aid might actually lead to an increase in the probability of conflict, </text:span><text:span text:style-name="T63">as argued </text:span><text:span text:style-name="T64">in the respective studies by </text:span><text:span text:style-name="T63">by Grossmann and Findley </text:span><text:span text:style-name="T64">et al</text:span><text:span text:style-name="T61">.</text:span><text:span text:style-name="T61"><text:note text:id="ftn6" text:note-class="footnote"><text:note-citation>6</text:note-citation><text:note-body><text:p text:style-name="Footnote">Grossman, Herschel I. 1992. “Foreign Aid and Insurrection.” Defence Economics 3 (4): 275–88 </text:p></text:note-body></text:note></text:span><text:span text:style-name="T61"> </text:span><text:span text:style-name="T61"><text:note text:id="ftn7" text:note-class="footnote"><text:note-citation>7</text:note-citation><text:note-body><text:p text:style-name="Footnote">Findley, Michael G., Josh Powell, Daniel Strandow, and Jeff Tanner. 2011. “The Localized Geography of<text:line-break/>Foreign Aid: A New Dataset and Application to Violent Armed Conflict.” World Development 39<text:line-break/>(11): 1995–2009. </text:p></text:note-body></text:note></text:span><text:span text:style-name="T61"><text:s/>Nunn </text:span><text:span text:style-name="T65">and</text:span><text:span text:style-name="T61"> Qian </text:span><text:span text:style-name="T62">show that </text:span><text:span text:style-name="T65">the recipient of the aid need not be the government as well as that the form of the aid is not limited to monetary transfers.</text:span><text:span text:style-name="T65"><text:note text:id="ftn8" text:note-class="footnote"><text:note-citation>8</text:note-citation><text:note-body><text:p text:style-name="Footnote">Nunn, Nathan, and Nancy Qian. 2013. “US Food Aid and Civil Conflict.” American Economic Review<text:line-break/>Papers and Proceedings 103: 86–92. </text:p></text:note-body></text:note></text:span><text:span text:style-name="T65"> Moreover, a </text:span><text:span text:style-name="T66">rapid </text:span><text:span text:style-name="T65">change in the quantity and quality of aid can also lead to a measurable impact on the likelihood of conflict onset, since it presents a siginifcant change to the power distribution and status quo in a country.</text:span><text:span text:style-name="T65"><text:note text:id="ftn9" text:note-class="footnote"><text:note-citation>9</text:note-citation><text:note-body><text:p text:style-name="Footnote">Nielsen, Richard A., Michael G. Findley, Zachary S. Davis, Tara Candland, and Daniel L. Nielson. 2011.<text:line-break/>“Foreign Aid Shocks as a Cause of Violent Armed Conflict.” American Journal of Political Science<text:line-break/>55 (2): 219–32. <text:line-break/></text:p></text:note-body></text:note></text:span><text:span text:style-name="T65"> </text:span></text:p>
      <text:p text:style-name="P18"><text:span text:style-name="T54"><text:tab/></text:span><text:span text:style-name="T67">One has to point out an important </text:span><text:span text:style-name="T49">distinction between the likelihood of a conflict‘s onset or its continuation. </text:span><text:span text:style-name="T67">Some researchers have come to a conclusion that a set of explanatory variables can effectively serve as a predictor for </text:span><text:span text:style-name="T49">the likelihood </text:span><text:span text:style-name="T67">of </text:span><text:span text:style-name="T49">a conflict‘s </text:span><text:span text:style-name="T67">continuation while at the same time being insignificant for determining the probability onset or vice versa. Such was the conclusion of (de Ree &amp; Nillesen 2009 ) who have indeed found a negative effect of foreign aid flows on the probability of ongoing civil conflicts to continue, whereas there was no a significant relationship between aid flows and a conflict’s onset probability.</text:span></text:p>
      <text:p text:style-name="P18"><text:span text:style-name="T67"><text:tab/></text:span><text:span text:style-name="T68"> </text:span><text:span text:style-name="T69">There has been some research into difference between predictors or correlates of onset and continuation of civil wars with some rather interesting findings. For example, one study examined </text:span><text:span text:style-name="T70">the hypothesis that </text:span>the factors associated with the continuation of war might be quite similar to those associated with <text:span text:style-name="T71">its </text:span>onset, <text:span text:style-name="T72">the null hypothesis being that variables affect onset and continuation </text:span><text:soft-page-break/><text:span text:style-name="T72">probabilities</text:span>.<text:note text:id="ftn10" text:note-class="footnote"><text:note-citation>10</text:note-citation><text:note-body><text:p text:style-name="Footnote">Bleaney, M., &amp; Dimico, A. (2011). How different are the correlates of onset and continuation of civil wars?. Journal of Peace Research, 48(2), 145-155.</text:p></text:note-body></text:note> <text:span text:style-name="T71">Having acknowledged the limitations that arise from the fact that the amount of observations which would be helpful in supporting or rejecting the initial hypothesis is quite sparse, the authors nevertheless came to a conclusion that while some variables indeed demonstrate similar effects, there still are some differences in the power of certain explanatory variables to predict the probability of a conflict’s onset vs. continuation. Thus, it seems that there is merit to the idea of treating the onset and continuation of a civil conflict as separate events.</text:span></text:p>
      <text:p text:style-name="P19"><text:tab/></text:p>
      <text:p text:style-name="P19"/>
      <text:p text:style-name="P19"><text:tab/><text:span text:style-name="T7">How is aid and conflict interconnected, why is it important to study the relationship?</text:span></text:p>
      <text:p text:style-name="P19"/>
      <text:p text:style-name="P19"/>
      <text:p text:style-name="P19"><text:tab/><text:span text:style-name="T4">Why ADM1</text:span></text:p>
      <text:p text:style-name="P20"><text:tab/><text:span text:style-name="T5">The most prevalent level of aggregation used in the studies that examine and attempt to quantify the extent and causes of conflict, in particular the relationship between international aid flows and the magnitude of civil war, is the annual country-level data</text:span>. <text:span text:style-name="T6">This approach is somewhat problematic from a number of perspectives. First of all, considering conflict and aid on the level of countries as a whole disregards any geographical variation of the events and simply assumes that conflict as well as aid in a given year is evenly distributed across a given country. This, of course, is not the case, as aid projects usually have a specific purpose (thematic focus) and the funds are committed to a specific geographically bounded entity. Assuming that conflict events are evenly distributed across a country is also quite erroneous. For instance, most intrastate conflict take place on the peripheries of a country, usually taking form of a direct relationship between the distance to the capital and the magnitude of intrastate conflict.</text:span><text:span text:style-name="T6"><text:note text:id="ftn11" text:note-class="footnote"><text:note-citation>11</text:note-citation><text:note-body><text:p text:style-name="Footnote">Aas Rustad, S. C., H. Buhaug, A. Falch, and S. Gates (2011, March). All Conflict is Local: Modeling<text:line-break/>Sub-National Variation in Civil Conflict Risk. Conflict Management and Peace Science 28(1), 15–40. </text:p></text:note-body></text:note></text:span><text:span text:style-name="T6"> Moreover, it is important to point out that the usual predictors of an intrastate conflict are also not uniformly distributed across a geographical entity. There is convincing evidence that links the probability of conflict onset and intensity of a conflict with the degree of local population clustering, exacerbated by the distance to the captial.</text:span><text:span text:style-name="T6"><text:note text:id="ftn12" text:note-class="footnote"><text:note-citation>12</text:note-citation><text:note-body><text:p text:style-name="Footnote">Raleigh, C., &amp; Hegre, H. (2009). Population size, concentration, and civil war. A geographically disaggregated analysis. Political geography, 28(4), 224-238.</text:p></text:note-body></text:note></text:span></text:p>
      <text:p text:style-name="P20"><text:span text:style-name="T6"><text:tab/>Thus, one would expect to see the most conflict in the densely populated regions far away from the capital and conversely, sparsely populated regions in the vicinity of the capital are less likely to experience an intrastate conflict. Thus, attempting to quantify and model a relationship between foreign aid allocations and extent of intrastate conflicts based on a country-level aggregation of aid-allocation and conflict intensity results in a complete disregard for the very diverse and important peculiarities and subnational differences </text:span>conflict prevalence <text:span text:style-name="T6">that have been proven to have a significant effect. The same could be said about the subnational variation of aid allocation. One should not think of international aid as an abstract influx of resources into a country. On the contrary, aid is committed and utilized in a very small-scale and heterogeneous matter, as every project has a distinct donor, amount of allocated resources, geographical and temporal scopes, thematic focus, etc. While there is a need for an aggregation to some level (since tracking the effects of every single aid project is a seemingly impossible undertaking), resorting to a country level of detail dismisses all of the information on the geographic variation of the projects. Given the heterogeneity of the conflict incidence and aid allocation, it is reasonable to expect that the impact of aid on the level of conflict would also demonstrate a certain degree of geographical nonuniformity.</text:span></text:p>
      <text:p text:style-name="P21"><text:span text:style-name="T5"><text:tab/>Having the above-mentioned considerations in mind, the primary unit of analysis for this study </text:span><text:soft-page-break/><text:span text:style-name="T5">is chosen to be the first level administrative divisions (ADM1). This level of details allows one to examine the geographical variability of both conflict prevalence and aid allocations. The expectation is that such an approach would allow one to capture and examine the subnational peculiarities that may influence the type of relationship between foreign aid and the level of conflict. There have been some studies that attempt to incorporate information on the social heterogeneity of a country in the sub-national (administrative districts) borders.</text:span><text:span text:style-name="T5"><text:note text:id="ftn13" text:note-class="footnote"><text:note-citation>13</text:note-citation><text:note-body><text:p text:style-name="Footnote">Østby, G., R. Nordas, and J. K. Rød (2009). Regional Inequalities and Civil Conflict in 21 Sub-Saharan<text:line-break/>African Countries , 1986 – 2004. International Studies Quarterly 53(2), 301–324 </text:p></text:note-body></text:note></text:span><text:span text:style-name="T5"> </text:span></text:p>
      <text:p text:style-name="P22"/>
      <text:p text:style-name="P28">DATA AND MEASUREMENT</text:p>
      <text:p text:style-name="P22"/>
      <text:p text:style-name="P23"><text:tab/><text:span text:style-name="T8">This study utilizes two primary data sources – one providing information on the international aid projects and the other relating to the events of intrastate conflict. Data on the internatinal aid commitments on the local level is provided by AidData.</text:span><text:span text:style-name="T8"><text:note text:id="ftn14" text:note-class="footnote"><text:note-citation>14</text:note-citation><text:note-body><text:p text:style-name="Footnote">Tierney, Michael J., Daniel L. Nielson, Darren G. Hawkins, J. Timmons Roberts, Michael G. Findley, Ryan M. Powers, Bradley Parks, Sven E. Wilson, and Robert L. Hicks. 2011. More Dollars than Sense: Refining Our Knowledge of Development Finance Using AidData. World Development 39 (11): 1891-1906.</text:p></text:note-body></text:note></text:span><text:span text:style-name="T8"><text:note text:id="ftn15" text:note-class="footnote"><text:note-citation>15</text:note-citation><text:note-body><text:p text:style-name="Footnote">Findley, M. G., Powell, J., Strandow, D., &amp; Tanner, J. (2011). The localized geography of foreign aid: A new dataset and application to violent armed conflict. World Development, 39(11), 1995-2009.</text:p></text:note-body></text:note></text:span><text:span text:style-name="T8"> AidData is a research lab that provides detailed information on the development finance and aid projects of numerous donors that have committed resources from 1945 to present day.</text:span></text:p>
      <text:p text:style-name="P24"><text:span text:style-name="T8"><text:tab/>The datasets (one dataset pertaining to a single country) that the organization provides include very detailed information on different variables, among others time, thematic focus, amount of resources and, most notably, a specific geographical location (albeit with varying degrees of precision) for every tracked project. It includes projects that have been undertaken by various international non commercial actors – governments, governmental agencies as well international organizations. However, it does not include aid supplied by military organizations or by private sectors players. There are 8 different precision levels, ranging from 1, which corresponds to the exact location, up to 8, which signifies that coordinates correspond to the entire country. Since the focus of this study is on the administrative districts, the aid events coded with precision worse than 6, as that is the highest level of precision that still fits the requirements of ADM1.</text:span></text:p>
      <text:p text:style-name="P24"><text:tab/><text:span text:style-name="T9">The conflict event data is provided by the UCDP Georeferenced Event Dataset.</text:span><text:span text:style-name="T9"><text:note text:id="ftn16" text:note-class="footnote"><text:note-citation>16</text:note-citation><text:note-body><text:p text:style-name="P2">Sundberg, Ralph, and Erik Melander, 2013, “Introducing the UCDP Georeferenced Event Dataset”, Journal of Peace Research, vol.50, no.4, 523-532</text:p></text:note-body></text:note></text:span><text:span text:style-name="T9"> Another comparable by scope and popularity dataset for conflict events is ACLED. However, the dataset form UCDP was independently found to be more much accurate, especially when it comes to sub-national level of analysis, as ACLED is suffering from uneven quality-control issues.</text:span><text:span text:style-name="T9"><text:note text:id="ftn17" text:note-class="footnote"><text:note-citation>17</text:note-citation><text:note-body><text:p text:style-name="Footnote">In Data We Trust? A Comparison of UCDP GED and ACLED Conflict Events Datasets. Cooperation and Conflict</text:p></text:note-body></text:note></text:span><text:span text:style-name="T9"> UCDP dataset comprises of conflict data on the level of individual events. In a similar fashion to dataset on aid projects, each event is accompanied by information, among others, on the date, location and number of casualties (deaths and wounded) as a result of the given event.</text:span></text:p>
      <text:p text:style-name="P24"><text:span text:style-name="T9"><text:tab/>The convenience of abovementioned AidData’s datasets is increased by the fact that this organization has collaborated with Uppsala Conflict Data Program in order to produce a codebook that would unify the coding methodology for geo-referencing the aid events.</text:span><text:span text:style-name="T9"><text:note text:id="ftn18" text:note-class="footnote"><text:note-citation>18</text:note-citation><text:note-body><text:p text:style-name="Footnote">Strandow, Daniel, Michael Findley, Daniel Nielson, and Joshua Powell. 2011. The UCDP-AidData codebook on Geo-referencing Foreign Aid. Version 1.1. Uppsala Conflict Data Program. Uppsala, Sweden: Uppsala University.</text:p></text:note-body></text:note></text:span><text:span text:style-name="T9"> A shared coding methodology between data on international aid and conflict events alleviates a great deal of the difficulties that arise from non-congruent coding approaches and decreases the probability of errors due to mismatch between the differently coded variables.</text:span></text:p>
      <text:p text:style-name="P25"/>
      <text:p text:style-name="P4"><text:soft-page-break/><text:span text:style-name="T10">adaptability vs. receptivity</text:span> </text:p>
      <text:p text:style-name="P5"><text:tab/><text:span text:style-name="T12">The primary outcome of interest of this study is the level of conflict on the local level in a country. </text:span><text:span text:style-name="T13">The operationalization of the level of conflict focuses on the amount of casualties, i.e. number of deaths and injuries that have been caused by a conflict event. Taking into account that the primary unit of analysis are the events spatially aggregated to first administrative districts and temporally aggregated to year (resulting in year, ADM1 pairs), the variable of interest (dependent variable) is recoded from the event level data to </text:span><text:span text:style-name="T14">the above-mentioned level of aggregation. This allows one to quantify the differences in the extent of conflict between the districts and through time.</text:span></text:p>
      <text:p text:style-name="P6"><text:tab/><text:span text:style-name="T15">The theoretical framework of this study bases on the hypothesis that the relationship between foreign aid commitments and the level of conflict are dependent on the characteristics of the donors and locations in which the aid projects actually take place. </text:span><text:span text:style-name="T16">The underlying idea is that </text:span><text:span text:style-name="T17">the strength and the direction of the association between foreign aid commitments is not determined in and of itself but actually is </text:span><text:span text:style-name="T18">dependent on the intricate characteristics of the projects and the environment in which the projects are actually executed. As previously mentioned, many studies of association between international aid and conflict have often come to conflicting conclusions, some stating that there is the intended effect (influx of aid reduces the level of conflict) while others have claimed the opposite. </text:span><text:span text:style-name="T20">These controversial findings give rise to the idea that aid does not have a uniform effect on the level of conflict and is indeed dependent on the less apparent factors than the amount of donated resources. In this way, the cases of opposite effects of aid become </text:span><text:span text:style-name="T21">less of a surprise. Instead, the focus should be directed towards finding the factors that might </text:span><text:span text:style-name="T22">explain the differences in the magnitude and more importantly the direction (positive or negative) that the association between the two variables might have.</text:span></text:p>
      <text:p text:style-name="P6"><text:span text:style-name="T18"><text:tab/></text:span><text:span text:style-name="T22">The</text:span><text:span text:style-name="T19"> aim of the current project is to examine the relationship between the two variables of interest conditioned, </text:span><text:span text:style-name="T22">on the one hand, </text:span><text:span text:style-name="T19">on the characteristics of the donors (i.e. organizations that commit the resources) </text:span><text:span text:style-name="T22">and on the other hand on </text:span><text:span text:style-name="T19">the characteristics of the local environment in which the projects are executed. </text:span><text:span text:style-name="T22">The two indicators of these characteristics are proposed to be the degree of local adaptability of the donors and the degree of local receptivity of the administrative districts to international aid projects.</text:span></text:p>
      <text:p text:style-name="P7"><text:span text:style-name="T22"><text:tab/></text:span><text:span text:style-name="T23">The </text:span><text:span text:style-name="T22">degree of local adaptability of the donors </text:span><text:span text:style-name="T23">relates to the donors’ ability to vary and adapt their projects (i.e. location, thematic focus, scale, amount of </text:span><text:span text:style-name="T24">committed</text:span><text:span text:style-name="T23"> resources) to the specific local needs and requirements. The intuition behind this measure is that the donors that demonstrate a greater degree of adaptability are better suited for adaptive decision-making and thus are expected to be </text:span><text:span text:style-name="T24">more able to assess the local circumstances and as a result </text:span><text:span text:style-name="T23">better at </text:span><text:span text:style-name="T24">directing the funds to the projects that would produce the most benefit. The importance of the </text:span><text:span text:style-name="T25">organizational learning, </text:span><text:span text:style-name="T27">an idea </text:span><text:span text:style-name="T25">which is easily transferable to the currently discussed notion of aid donors’</text:span><text:span text:style-name="T24"> adaptability, has been studied in acknowledged in the relevant scholarship. </text:span><text:span text:style-name="T25">Eliot Berg points out that the inability of aid organization s to “learn”, that is, to successfully adapt to the local circumstances based on the previous experiences leads to a significantly reduced efficacy of their aid projects.</text:span><text:span text:style-name="T25"><text:note text:id="ftn19" text:note-class="footnote"><text:note-citation>19</text:note-citation><text:note-body><text:p text:style-name="Footnote">Berg, E. (2000). Why aren’t aid organizations better learners?. Learning in Development Co-Operation, 24.</text:p></text:note-body></text:note></text:span><text:span text:style-name="T25"> </text:span><text:span text:style-name="T26">Other literature focuses on the organizational learning and its connection with the idea of adaptability as well as the difficulties that arise when such an adaptability is not achieved, </text:span><text:span text:style-name="T27">both general and relating to peacebuilding</text:span><text:span text:style-name="T26">.</text:span><text:span text:style-name="T26"><text:note text:id="ftn20" text:note-class="footnote"><text:note-citation>20</text:note-citation><text:note-body><text:p text:style-name="Footnote">Levitt, B., &amp; March, J. G. (1988). Organizational learning. Annual review of sociology, 14(1), 319-338.</text:p></text:note-body></text:note></text:span><text:span text:style-name="T26"> </text:span><text:span text:style-name="T26"><text:note text:id="ftn21" text:note-class="footnote"><text:note-citation>21</text:note-citation><text:note-body><text:p text:style-name="Footnote">Campbell, S. P. (2008). When process matters: The potential implications of organisational learning for peacebuilding success. Journal of peacebuilding &amp; development, 4(2), 20-32.</text:p></text:note-body></text:note></text:span><text:span text:style-name="T26"><text:s/></text:span></text:p>
      <text:p text:style-name="P7"><text:span text:style-name="T26"><text:tab/></text:span><text:span text:style-name="T28">The proposed approach to </text:span><text:span text:style-name="T30">operationalize</text:span><text:span text:style-name="T28"> the concept of adaptability is through measuring the variability in the project characteristics of the respective donors. Thus, a proposed </text:span><text:span text:style-name="T29">composite</text:span><text:span text:style-name="T28"> index of adaptability </text:span><text:span text:style-name="T29">comprises </text:span><text:span text:style-name="T28">four measures of variability </text:span><text:span text:style-name="T29">for each donor</text:span><text:span text:style-name="T28">, namely </text:span><text:span text:style-name="T29">temporal, </text:span><text:span text:style-name="T28">thematic focus, geographic location (ADM1), amount of committed resources </text:span><text:span text:style-name="T29">of the projects that have been carried out </text:span><text:soft-page-break/><text:span text:style-name="T29">by the respective donor</text:span><text:span text:style-name="T28">. </text:span><text:span text:style-name="T29">These submeasures of variability are expected to contribute to the total index of donors’ adaptability.</text:span></text:p>
      <text:p text:style-name="P8"><text:span text:style-name="T29"><text:tab/></text:span><text:span text:style-name="T11">The </text:span><text:span text:style-name="T22">degree of local receptivity </text:span><text:span text:style-name="T11">is the second factor in the proposed donor/location conditioning. The idea behind this measure is that the locations in which the aid projects actually take place are not equally receptive of the aid. That is, it is quite expected that depending on the particular circumstances of a location (e.g. the current active conflict parties presence), the effects of aid can go in very different directions. </text:span><text:span text:style-name="T31">There have been studies that investigated the reactions of the local actors to the occurrences of aid influxes. For example, in situations where aid projects have a possibility to weaken the support of the non-governmental warring parties (i.e. insurgents), adverse reactions to the international aid have been found.</text:span><text:span text:style-name="T31"><text:note text:id="ftn0" text:note-class="footnote"><text:note-citation>22</text:note-citation><text:note-body><text:p text:style-name="Footnote">Crost, B., Felter, J., &amp; Johnston, P. (2014). Aid under fire: Development projects and civil conflict. American Economic Review, 104(6), 1833-56.</text:p></text:note-body></text:note></text:span></text:p>
      <text:p text:style-name="P11"><text:span text:style-name="T31"><text:tab/></text:span><text:span text:style-name="T38">A natural way of determing the variability of an indicator is to calculate its variance, as this measure is a direct representation of the underlying concept, that is, deviations of the sole observations from their mean. However, variance is only defined for continuous variables and is not transferable to categorical and qualitative variables. <text:s/></text:span><text:span text:style-name="T29">Q</text:span><text:span text:style-name="T11">ualitative variation. </text:span></text:p>
      <text:p text:style-name="P9"><text:span text:style-name="T31"><text:tab/>Local receptivity is a more abstract concept and phenomenon than donors’ adaptability and thus requires making use of proxy variables for its operationalization. In order to construct an index of local receptivity, the current study will employ data on attacks on aid workers. <text:s/>The dataset that provides event-based information on the attacks on aid workers is the Aid Worker Security Database.</text:span><text:span text:style-name="T31"><text:note text:id="ftn22" text:note-class="footnote"><text:note-citation>23</text:note-citation><text:note-body><text:p text:style-name="Footnote"><text:s/>Aid Worker Security Database, Humanitarian Outcomes, https://aidworkersecurity.org/ </text:p></text:note-body></text:note></text:span><text:span text:style-name="T31"> This database records incidence of violence against aid workers, with every recorded incident having information on at least the time, location and number of aid workers’ casualties. Using the information on the attacks on aid workers, the year/ADM1 pairs are classified as receptive or not receptive of international aid, depending on whether there have been violent incidents involving aid workers in that year in that administrative district. </text:span><text:span text:style-name="T36">Therefore, based on this measure the units of analysis will be separated into receptive and not receptive year/ADM1 pairs and analyzed accordingly.</text:span></text:p>
      <text:p text:style-name="P9"><text:span text:style-name="T31"><text:tab/></text:span><text:span text:style-name="T32">One should note that using this proxy is not a necessary condition for assessing the local adaptability but not a sufficient one. However, the current study has to confine itself to using the data about attacks on aid workers due to the data availability concerns as well as project scope limitations. A further improvement in derivation of </text:span><text:span text:style-name="T33">the receptivity</text:span><text:span text:style-name="T32"> index would be </text:span><text:span text:style-name="T34">to include on the one hand alternative data sources and on the other hand alternative data types. For example, one of the theoretically possible additions would be to track the activity of the individual warring actors in the administrative districts derive the measures of receptivity based on the characteristics of the actors themselves. This approach would involve collecting data on the public statements made by the actors </text:span><text:span text:style-name="T35">via traditional and social media. Incorporating these two very disparate sources of information </text:span><text:span text:style-name="T37">would significantly increase the validity of the receptivity concept. Moreover, such an approach would allow one to conduct the analysis on a per conflict party basis. However, due to the practical constraints of this project, </text:span><text:span text:style-name="T38">a decision has been made (fully acknowledging the loss of precision and validity) to forgo the alternative and more laborious approach to operationalizing local receptivity and instead focus solely on the attacks on aid workers</text:span><text:span text:style-name="T37"> </text:span><text:span text:style-name="T38">as a proxy for receptivity.</text:span></text:p>
      <text:p text:style-name="P10"><text:span text:style-name="T11"><text:tab/></text:span></text:p>
      <text:p text:style-name="P3"/>
      <text:p text:style-name="P3"/>
      <text:p text:style-name="P3"/>
      <text:p text:style-name="P3"/>
      <text:p text:style-name="P4">Estimation framework</text:p>
      <text:p text:style-name="P4"/>
      <text:p text:style-name="P12"><text:soft-page-break/><text:tab/></text:p>
      <text:p text:style-name="P30">Introduction – the effects are sometimes mixed</text:p>
      <text:p text:style-name="P26"><text:tab/>what are the main established causal mechanisms</text:p>
      <text:p text:style-name="P26"/>
      <text:p text:style-name="P27">The question of <text:span text:style-name="T3">fungible </text:span>aid</text:p>
      <text:p text:style-name="P26"/>
      <text:p text:style-name="P26">Why it is important to work on ADM1 level and not country level</text:p>
      <text:p text:style-name="P26"/>
      <text:p text:style-name="P26">Justification for our indices</text:p>
      <text:p text:style-name="P26"/>
      <text:p text:style-name="P26">Results</text:p>
      <text:p text:style-name="P26"/>
      <text:p text:style-name="P26">Dicussion</text:p>
      <text:p text:style-name="P26"/>
      <text:p text:style-name="P26"/>
      <text:p text:style-name="P29">ANALYSIS</text:p>
      <text:p text:style-name="P29"/>
      <text:p text:style-name="P29"><text:tab/>COUPLE OF WORDS ABOUT DATASETS (SOURCE, COLLECTION, ETC.)</text:p>
      <text:p text:style-name="P29"><text:tab/></text:p>
      <text:p text:style-name="P29"><text:tab/>WHAT TOOLS ARE USED</text:p>
      <text:p text:style-name="P29"/>
      <text:p text:style-name="P29"><text:tab/>PECULIARITIES OF THE DATA</text:p>
      <text:p text:style-name="P29"/>
      <text:p text:style-name="P29"><text:tab/>DECISION OF COD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HTML" style:page-layout-name="Mpm3"/>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2M53S</meta:editing-duration>
    <meta:editing-cycles>44</meta:editing-cycles>
    <meta:generator>LibreOffice/5.4.3.2$Windows_X86_64 LibreOffice_project/92a7159f7e4af62137622921e809f8546db437e5</meta:generator>
    <dc:date>2018-07-25T19:05:22.451000000</dc:date>
    <meta:document-statistic meta:table-count="0" meta:image-count="0" meta:object-count="0" meta:page-count="8" meta:paragraph-count="68" meta:word-count="4013" meta:character-count="26085" meta:non-whitespace-character-count="22083"/>
    <meta:user-defined meta:name="Info 1"/>
    <meta:user-defined meta:name="Info 2"/>
    <meta:user-defined meta:name="Info 3"/>
    <meta:user-defined meta:name="Info 4"/>
  </office:meta>
</office:document-meta>
</file>